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27F00000158A6EA4985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draw:stroke="none" svg:stroke-color="#000000" draw:fill="none" draw:fill-color="#ffffff" fo:min-height="1.3cm"/>
    </style:style>
    <style:style style:name="gr5" style:family="graphic" style:parent-style-name="standard">
      <style:graphic-properties draw:stroke="none" svg:stroke-color="#000000" draw:fill="none" draw:fill-color="#ffffff" fo:min-height="1.5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-color="#999999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fill-color="#dddddd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-color="#cccccc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fill-color="#333333" draw:textarea-horizontal-align="justify" draw:textarea-vertical-align="middle" draw:auto-grow-height="false"/>
    </style:style>
    <style:style style:name="gr13" style:family="graphic" style:parent-style-name="standard">
      <style:graphic-properties svg:stroke-color="#000000" draw:fill-color="#666666" draw:textarea-horizontal-align="justify" draw:textarea-vertical-align="middle" draw:auto-grow-height="false"/>
    </style:style>
    <style:style style:name="gr14" style:family="graphic" style:parent-style-name="standard">
      <style:graphic-properties svg:stroke-color="#000000" draw:fill-color="#b2b2b2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-color="#b2b2b2" draw:textarea-horizontal-align="justify" draw:textarea-vertical-align="middle" draw:auto-grow-height="false"/>
    </style:style>
    <style:style style:name="gr16" style:family="graphic" style:parent-style-name="standard">
      <style:graphic-properties svg:stroke-color="#000000" draw:fill-color="#eeeeee" draw:textarea-horizontal-align="justify" draw:textarea-vertical-align="middle" draw:auto-grow-height="false"/>
    </style:style>
    <style:style style:name="gr17" style:family="graphic" style:parent-style-name="standard">
      <style:graphic-properties svg:stroke-color="#000000" draw:fill="gradient" draw:fill-gradient-name="Greys" draw:gradient-step-count="64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fo:min-height="0.8cm"/>
    </style:style>
    <style:style style:name="gr19" style:family="graphic" style:parent-style-name="standard">
      <style:graphic-properties draw:stroke="none" svg:stroke-color="#000000" draw:fill="none" draw:fill-color="#ffffff" fo:min-height="0.85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draw:fill="none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fo:min-height="5.3cm"/>
    </style:style>
    <style:style style:name="gr24" style:family="graphic" style:parent-style-name="standard">
      <style:graphic-properties draw:stroke="none" svg:stroke-color="#000000" draw:fill="none" draw:fill-color="#ffffff" fo:min-height="1.2cm"/>
    </style:style>
    <style:style style:name="gr25" style:family="graphic" style:parent-style-name="standard">
      <style:graphic-properties draw:stroke="none" svg:stroke-color="#000000" draw:fill="none" draw:fill-color="#ffffff" fo:min-height="1.7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paragraph-properties fo:margin-left="0.8cm" fo:margin-right="0cm" fo:text-indent="0cm">
        <style:tab-stops>
          <style:tab-stop style:position="0.085cm"/>
        </style:tab-stops>
      </style:paragraph-properties>
    </style:style>
    <style:style style:name="P4" style:family="paragraph">
      <style:text-properties style:font-name="Arial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text-position="sub 58%" style:font-name="Liberation Sans" style:font-name-asian="Liberation Sans1" style:font-name-complex="Liberation Sans1"/>
    </style:style>
    <style:style style:name="T3" style:family="text">
      <style:text-properties style:text-position="0% 100%" style:font-name="Liberation Sans" style:font-name-asian="Liberation Sans1" style:font-name-complex="Liberation Sans1"/>
    </style:style>
    <style:style style:name="T4" style:family="text">
      <style:text-properties style:text-position="0% 100%" style:font-name="Liberation Sans1" style:font-name-asian="Liberation Sans1" style:font-name-complex="Liberation Sans1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font-name="Liberation Sans1" fo:font-size="18pt" style:font-name-asian="Liberation Sans1" style:font-size-asian="18pt" style:font-name-complex="Liberation Sans1" style:font-size-complex="18pt"/>
    </style:style>
    <style:style style:name="T7" style:family="text">
      <style:text-properties style:text-position="sub 58%" style:font-name="Liberation Sans" fo:font-size="18pt" style:font-name-asian="Liberation Sans1" style:font-size-asian="18pt" style:font-name-complex="Liberation Sans1" style:font-size-complex="18pt"/>
    </style:style>
    <style:style style:name="T8" style:family="text">
      <style:text-properties style:text-position="0% 100%" style:font-name="Liberation Sans" fo:font-size="18pt" style:font-name-asian="Liberation Sans1" style:font-size-asian="18pt" style:font-name-complex="Liberation Sans1" style:font-size-complex="18pt"/>
    </style:style>
    <style:style style:name="T9" style:family="text">
      <style:text-properties style:text-position="0% 100%" style:font-name="Liberation Sans1" fo:font-size="18pt" style:font-name-asian="Liberation Sans1" style:font-size-asian="18pt" style:font-name-complex="Liberation Sans1" style:font-size-complex="18pt"/>
    </style:style>
    <style:style style:name="T10" style:family="text">
      <style:text-properties style:text-position="sub 58%" fo:font-style="italic" style:font-style-asian="italic" style:font-style-complex="italic"/>
    </style:style>
    <style:style style:name="T11" style:family="text">
      <style:text-properties style:text-position="sub 58%" fo:font-size="18pt" style:font-size-asian="18pt" style:font-size-complex="18pt"/>
    </style:style>
    <style:style style:name="T12" style:family="text">
      <style:text-properties style:font-name="Arial"/>
    </style:style>
    <style:style style:name="T13" style:family="text">
      <style:text-properties style:font-name="Arial1" style:font-name-asian="Arial1" style:font-name-complex="Arial1"/>
    </style:style>
    <style:style style:name="T14" style:family="text">
      <style:text-properties style:font-name="Arial" style:font-name-asian="Arial1" style:font-name-complex="Arial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8cm" svg:x="1.4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4cm" svg:y1="2cm" svg:x2="12.4cm" svg:y2="2cm">
          <text:p/>
        </draw:line>
        <draw:line draw:style-name="gr2" draw:text-style-name="P1" draw:layer="layout" svg:x1="2.4cm" svg:y1="1cm" svg:x2="2.4cm" svg:y2="10cm">
          <text:p/>
        </draw:line>
        <draw:frame draw:style-name="gr3" draw:layer="layout" svg:width="2.6cm" svg:height="1.25cm" svg:x="5.6cm" svg:y="1cm">
          <draw:text-box>
            <text:p>Future</text:p>
          </draw:text-box>
        </draw:frame>
        <draw:frame draw:style-name="gr3" draw:layer="layout" svg:width="2.7cm" svg:height="1.25cm" draw:transform="rotate (1.5707963267949) translate (1.35cm 6.4cm)">
          <draw:text-box>
            <text:p>Current</text:p>
          </draw:text-box>
        </draw:frame>
        <draw:frame draw:style-name="gr4" draw:layer="layout" svg:width="8.1cm" svg:height="1.882cm" svg:x="2.9cm" svg:y="2.218cm">
          <draw:text-box>
            <text:p>Taxonomic betadiversity: <text:span text:style-name="T1">β</text:span><text:span text:style-name="T2">sor</text:span><text:span text:style-name="T3">,</text:span><text:span text:style-name="T2"> </text:span><text:span text:style-name="T4">β</text:span><text:span text:style-name="T2">sim</text:span><text:span text:style-name="T3">,</text:span><text:span text:style-name="T2"> </text:span><text:span text:style-name="T4">β</text:span><text:span text:style-name="T2">nes</text:span><text:span text:style-name="T2"> </text:span></text:p>
          </draw:text-box>
        </draw:frame>
        <draw:frame draw:style-name="gr4" draw:layer="layout" svg:width="8.1cm" svg:height="1.882cm" svg:x="2.9cm" svg:y="4.518cm">
          <draw:text-box>
            <text:p>Phylogenetic betadiversity: p<text:span text:style-name="T1">β</text:span><text:span text:style-name="T2">sor</text:span><text:span text:style-name="T3">, p</text:span><text:span text:style-name="T4">β</text:span><text:span text:style-name="T2">sim</text:span><text:span text:style-name="T3">, p</text:span><text:span text:style-name="T4">β</text:span><text:span text:style-name="T2">nes</text:span><text:span text:style-name="T2"> </text:span></text:p>
          </draw:text-box>
        </draw:frame>
        <draw:frame draw:style-name="gr4" draw:text-style-name="P2" draw:layer="layout" svg:width="8.1cm" svg:height="1.882cm" svg:x="2.9cm" svg:y="6.8cm">
          <draw:text-box>
            <text:p text:style-name="P2"><text:span text:style-name="T5">Functional betadiversity: f</text:span><text:span text:style-name="T6">β</text:span><text:span text:style-name="T7">sor</text:span><text:span text:style-name="T8">, f</text:span><text:span text:style-name="T9">β</text:span><text:span text:style-name="T7">sim</text:span><text:span text:style-name="T8">, f</text:span><text:span text:style-name="T9">β</text:span><text:span text:style-name="T7">nes</text:span><text:span text:style-name="T7"> </text:span></text:p>
          </draw:text-box>
        </draw:frame>
        <draw:frame draw:style-name="gr5" draw:layer="layout" svg:width="4.95cm" svg:height="2.593cm" svg:x="12cm" svg:y="1.1cm">
          <draw:text-box>
            <text:p>Current cell<text:span text:style-name="T10">i</text:span> compared to all future cells</text:p>
          </draw:text-box>
        </draw:frame>
        <draw:frame draw:style-name="gr6" draw:layer="layout" svg:width="6.6cm" svg:height="1.882cm" svg:x="1.75cm" svg:y="10.127cm">
          <draw:text-box>
            <text:p>Future cell<text:span text:style-name="T10">i</text:span> compared to all current cells</text:p>
          </draw:text-box>
        </draw:frame>
        <draw:frame draw:style-name="gr7" draw:text-style-name="P1" draw:layer="layout" svg:width="22.542cm" svg:height="12.135cm" svg:x="4cm" svg:y="15.9cm">
          <draw:image xlink:href="Pictures/200000020000027F00000158A6EA4985.eps" xlink:type="simple" xlink:show="embed" xlink:actuate="onLoad">
            <text:p/>
          </draw:image>
        </draw:frame>
        <draw:custom-shape draw:style-name="gr8" draw:text-style-name="P1" draw:layer="layout" svg:width="1.5cm" svg:height="2.5cm" svg:x="4.3cm" svg:y="12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1.5cm" svg:height="2.5cm" svg:x="25.3cm" svg:y="12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9cm" svg:height="9cm" svg:x="18cm" svg:y="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cm" svg:height="3cm" svg:x="18cm" svg:y="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cm" svg:height="3cm" svg:x="21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cm" svg:height="3cm" svg:x="24cm" svg:y="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cm" svg:height="3cm" svg:x="18cm" svg:y="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cm" svg:height="3cm" svg:x="18cm" svg:y="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cm" svg:height="3cm" svg:x="21cm" svg:y="4cm">
          <text:p text:style-name="P1">Cell<text:span text:style-name="T11">i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cm" svg:height="3cm" svg:x="21cm" svg:y="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cm" svg:height="3cm" svg:x="24cm" svg:y="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cm" svg:height="3cm" svg:x="24cm" svg:y="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6.3cm" svg:x="27.6cm" svg:y="2cm">
          <text:p/>
          <draw:enhanced-geometry svg:viewBox="0 0 21600 21600" draw:type="rectangle" draw:enhanced-path="M 0 0 L 21600 0 21600 21600 0 21600 0 0 Z N"/>
        </draw:custom-shape>
        <draw:frame draw:style-name="gr18" draw:layer="layout" svg:width="3.3cm" svg:height="1.05cm" svg:x="26.9cm" svg:y="1cm">
          <draw:text-box>
            <text:p># Analogs</text:p>
          </draw:text-box>
        </draw:frame>
        <draw:frame draw:style-name="gr18" draw:layer="layout" svg:width="1.8cm" svg:height="1.05cm" svg:x="28cm" svg:y="2cm">
          <draw:text-box>
            <text:p>Low</text:p>
          </draw:text-box>
        </draw:frame>
        <draw:frame draw:style-name="gr3" draw:layer="layout" svg:width="1.9cm" svg:height="1.25cm" svg:x="28cm" svg:y="7.3cm">
          <draw:text-box>
            <text:p>High</text:p>
          </draw:text-box>
        </draw:frame>
        <draw:frame draw:style-name="gr19" draw:layer="layout" svg:width="2.8cm" svg:height="1.1cm" svg:x="21.2cm" svg:y="10.1cm">
          <draw:text-box>
            <text:p>Latitude</text:p>
          </draw:text-box>
        </draw:frame>
        <draw:frame draw:style-name="gr19" draw:layer="layout" svg:width="3.3cm" svg:height="1.1cm" draw:transform="rotate (1.5707963267949) translate (16.8cm 7.2cm)">
          <draw:text-box>
            <text:p>Longitude</text:p>
          </draw:text-box>
        </draw:frame>
        <draw:line draw:style-name="gr20" draw:text-style-name="P1" draw:layer="layout" svg:x1="53.739cm" svg:y1="9cm" svg:x2="60.839cm" svg:y2="1.9cm">
          <text:p/>
        </draw:line>
        <draw:line draw:style-name="gr20" draw:text-style-name="P1" draw:layer="layout" svg:x1="46.839cm" svg:y1="1.9cm" svg:x2="53.839cm" svg:y2="9cm">
          <text:p/>
        </draw:line>
        <draw:line draw:style-name="gr20" draw:text-style-name="P1" draw:layer="layout" svg:x1="49.839cm" svg:y1="4.9cm" svg:x2="52.839cm" svg:y2="1.9cm">
          <text:p/>
        </draw:line>
        <draw:line draw:style-name="gr20" draw:text-style-name="P1" draw:layer="layout" svg:x1="57.839cm" svg:y1="4.9cm" svg:x2="54.839cm" svg:y2="1.9cm">
          <text:p/>
        </draw:line>
        <draw:line draw:style-name="gr20" draw:text-style-name="P1" draw:layer="layout" svg:x1="51.339cm" svg:y1="3.4cm" svg:x2="49.839cm" svg:y2="1.9cm">
          <text:p/>
        </draw:line>
        <draw:line draw:style-name="gr20" draw:text-style-name="P1" draw:layer="layout" svg:x1="57.839cm" svg:y1="1.9cm" svg:x2="56.339cm" svg:y2="3.4cm">
          <text:p/>
        </draw:line>
        <draw:custom-shape draw:style-name="gr8" draw:text-style-name="P1" draw:layer="layout" svg:width="1.1cm" svg:height="0.9cm" svg:x="46.239cm" svg:y="0.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0.9cm" svg:height="0.9cm" svg:x="54.339cm" svg:y="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1cm" svg:height="0.9cm" svg:x="49.339cm" svg:y="0.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.1cm" svg:height="0.9cm" svg:x="52.339cm" svg:y="0.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0.9cm" svg:height="0.9cm" svg:x="57.439cm" svg:y="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9cm" svg:height="0.9cm" svg:x="60.439cm" svg:y="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53.839cm" svg:y1="18.7cm" svg:x2="60.939cm" svg:y2="11.6cm">
          <text:p/>
        </draw:line>
        <draw:line draw:style-name="gr20" draw:text-style-name="P1" draw:layer="layout" svg:x1="46.939cm" svg:y1="11.6cm" svg:x2="53.939cm" svg:y2="18.7cm">
          <text:p/>
        </draw:line>
        <draw:line draw:style-name="gr20" draw:text-style-name="P1" draw:layer="layout" svg:x1="49.939cm" svg:y1="14.6cm" svg:x2="52.939cm" svg:y2="11.6cm">
          <text:p/>
        </draw:line>
        <draw:line draw:style-name="gr20" draw:text-style-name="P1" draw:layer="layout" svg:x1="57.939cm" svg:y1="14.6cm" svg:x2="54.939cm" svg:y2="11.6cm">
          <text:p/>
        </draw:line>
        <draw:line draw:style-name="gr20" draw:text-style-name="P1" draw:layer="layout" svg:x1="51.439cm" svg:y1="13.1cm" svg:x2="49.939cm" svg:y2="11.6cm">
          <text:p/>
        </draw:line>
        <draw:line draw:style-name="gr20" draw:text-style-name="P1" draw:layer="layout" svg:x1="57.939cm" svg:y1="11.6cm" svg:x2="56.439cm" svg:y2="13.1cm">
          <text:p/>
        </draw:line>
        <draw:custom-shape draw:style-name="gr21" draw:text-style-name="P1" draw:layer="layout" svg:width="1.1cm" svg:height="0.9cm" svg:x="46.339cm" svg:y="10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1" draw:layer="layout" svg:width="0.9cm" svg:height="0.9cm" svg:x="49.539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1.1cm" svg:height="0.9cm" svg:x="54.339cm" svg:y="10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1" draw:layer="layout" svg:width="0.9cm" svg:height="0.9cm" svg:x="57.539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1cm" svg:height="1.1cm" svg:x="52.339cm" svg:y="10.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cm" svg:height="1.1cm" svg:x="60.339cm" svg:y="10.3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49.939cm" svg:y1="14.6cm" svg:x2="52.939cm" svg:y2="11.6cm">
          <text:p/>
        </draw:line>
        <draw:line draw:style-name="gr20" draw:text-style-name="P1" draw:layer="layout" svg:x1="57.939cm" svg:y1="14.6cm" svg:x2="54.939cm" svg:y2="11.6cm">
          <text:p/>
        </draw:line>
        <draw:line draw:style-name="gr20" draw:text-style-name="P1" draw:layer="layout" svg:x1="51.439cm" svg:y1="13.1cm" svg:x2="49.939cm" svg:y2="11.6cm">
          <text:p/>
        </draw:line>
        <draw:line draw:style-name="gr20" draw:text-style-name="P1" draw:layer="layout" svg:x1="57.939cm" svg:y1="11.6cm" svg:x2="56.439cm" svg:y2="13.1cm">
          <text:p/>
        </draw:line>
        <draw:custom-shape draw:style-name="gr8" draw:text-style-name="P1" draw:layer="layout" svg:width="1.1cm" svg:height="0.9cm" svg:x="46.339cm" svg:y="10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0.9cm" svg:height="0.9cm" svg:x="49.539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1cm" svg:height="0.9cm" svg:x="54.339cm" svg:y="10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0.9cm" svg:height="0.9cm" svg:x="57.539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cm" svg:height="1.1cm" svg:x="52.339cm" svg:y="10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1.1cm" svg:x="60.339cm" svg:y="10.3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53.939cm" svg:y1="28.7cm" svg:x2="61.039cm" svg:y2="21.6cm">
          <text:p/>
        </draw:line>
        <draw:line draw:style-name="gr20" draw:text-style-name="P1" draw:layer="layout" svg:x1="47.039cm" svg:y1="21.6cm" svg:x2="54.039cm" svg:y2="28.7cm">
          <text:p/>
        </draw:line>
        <draw:line draw:style-name="gr20" draw:text-style-name="P1" draw:layer="layout" svg:x1="50.039cm" svg:y1="24.6cm" svg:x2="53.039cm" svg:y2="21.6cm">
          <text:p/>
        </draw:line>
        <draw:line draw:style-name="gr20" draw:text-style-name="P1" draw:layer="layout" svg:x1="58.039cm" svg:y1="24.6cm" svg:x2="55.039cm" svg:y2="21.6cm">
          <text:p/>
        </draw:line>
        <draw:line draw:style-name="gr20" draw:text-style-name="P1" draw:layer="layout" svg:x1="51.539cm" svg:y1="23.1cm" svg:x2="50.039cm" svg:y2="21.6cm">
          <text:p/>
        </draw:line>
        <draw:line draw:style-name="gr20" draw:text-style-name="P1" draw:layer="layout" svg:x1="58.039cm" svg:y1="21.6cm" svg:x2="56.539cm" svg:y2="23.1cm">
          <text:p/>
        </draw:line>
        <draw:custom-shape draw:style-name="gr21" draw:text-style-name="P1" draw:layer="layout" svg:width="1.1cm" svg:height="0.9cm" svg:x="46.439cm" svg:y="20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1" draw:layer="layout" svg:width="0.9cm" svg:height="0.9cm" svg:x="49.639cm" svg:y="2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1.1cm" svg:height="0.9cm" svg:x="54.439cm" svg:y="20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1" draw:layer="layout" svg:width="0.9cm" svg:height="0.9cm" svg:x="57.639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1cm" svg:height="1.1cm" svg:x="52.439cm" svg:y="20.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cm" svg:height="1.1cm" svg:x="60.439cm" svg:y="20.3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50.039cm" svg:y1="24.6cm" svg:x2="53.039cm" svg:y2="21.6cm">
          <text:p/>
        </draw:line>
        <draw:line draw:style-name="gr20" draw:text-style-name="P1" draw:layer="layout" svg:x1="58.039cm" svg:y1="24.6cm" svg:x2="55.039cm" svg:y2="21.6cm">
          <text:p/>
        </draw:line>
        <draw:line draw:style-name="gr20" draw:text-style-name="P1" draw:layer="layout" svg:x1="51.539cm" svg:y1="23.1cm" svg:x2="50.039cm" svg:y2="21.6cm">
          <text:p/>
        </draw:line>
        <draw:line draw:style-name="gr20" draw:text-style-name="P1" draw:layer="layout" svg:x1="58.039cm" svg:y1="21.6cm" svg:x2="56.539cm" svg:y2="23.1cm">
          <text:p/>
        </draw:line>
        <draw:custom-shape draw:style-name="gr8" draw:text-style-name="P1" draw:layer="layout" svg:width="1.1cm" svg:height="0.9cm" svg:x="46.439cm" svg:y="20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0.9cm" svg:height="0.9cm" svg:x="49.639cm" svg:y="2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1cm" svg:height="0.9cm" svg:x="54.439cm" svg:y="20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0.9cm" svg:height="0.9cm" svg:x="57.639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cm" svg:height="1.1cm" svg:x="52.439cm" svg:y="20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1.1cm" svg:x="60.439cm" svg:y="20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7.9cm" svg:height="1.4cm" svg:x="45.939cm" svg:y="10.2cm">
          <text:p/>
          <draw:enhanced-geometry svg:viewBox="0 0 21600 21600" draw:type="rectangle" draw:enhanced-path="M 0 0 L 21600 0 21600 21600 0 21600 0 0 Z N"/>
        </draw:custom-shape>
        <draw:frame draw:style-name="gr23" draw:text-style-name="P4" draw:layer="layout" svg:width="13.7cm" svg:height="5.55cm" svg:x="31.882cm" svg:y="0.581cm">
          <draw:text-box>
            <text:p><text:span text:style-name="T12"># Functional analogs = # Phylogenetic analogs</text:span></text:p>
            <text:p text:style-name="P3"><text:span text:style-name="T13"/></text:p>
            <text:p text:style-name="P3"><text:span text:style-name="T13">→</text:span><text:span text:style-name="T14"> </text:span><text:span text:style-name="T14">community with very strong trait </text:span><text:span text:style-name="T14"><text:tab/></text:span><text:span text:style-name="T14"><text:tab/></text:span><text:span text:style-name="T14">conservatism</text:span></text:p>
            <text:p><text:span text:style-name="T12"/></text:p>
          </draw:text-box>
        </draw:frame>
        <draw:frame draw:style-name="gr24" draw:layer="layout" svg:width="13.7cm" svg:height="6.65cm" svg:x="31.839cm" svg:y="10.1cm">
          <draw:text-box>
            <text:p># Functional analogs &gt; # Phylogenetic analogs</text:p>
            <text:p text:style-name="P3"><text:span text:style-name="T13"/></text:p>
            <text:p text:style-name="P3"><text:span text:style-name="T13">→</text:span><text:span text:style-name="T14"> </text:span><text:span text:style-name="T14">greater variability in functional traits than phylogeny</text:span></text:p>
            <text:p text:style-name="P3"><text:span text:style-name="T14"/></text:p>
            <text:p text:style-name="P3"><text:span text:style-name="T13">→</text:span><text:span text:style-name="T14"> </text:span><text:span text:style-name="T14">community where competition is primary mechanism</text:span></text:p>
            <text:p/>
            <text:p/>
          </draw:text-box>
        </draw:frame>
        <draw:frame draw:style-name="gr24" draw:layer="layout" svg:width="13.7cm" svg:height="5.228cm" svg:x="31.939cm" svg:y="20.1cm">
          <draw:text-box>
            <text:p># Functional analogs &lt; # Phylogenetic analogs</text:p>
            <text:p text:style-name="P3"><text:span text:style-name="T13"/></text:p>
            <text:p text:style-name="P3"><text:span text:style-name="T13">→</text:span><text:span text:style-name="T14"> </text:span><text:span text:style-name="T14">greater variability in phylogeny than functional traits </text:span></text:p>
            <text:p text:style-name="P3"><text:span text:style-name="T14"/></text:p>
            <text:p text:style-name="P3"><text:span text:style-name="T13">→</text:span><text:span text:style-name="T14"> </text:span><text:span text:style-name="T14">community where environmental filtering is primary mechanism</text:span></text:p>
          </draw:text-box>
        </draw:frame>
        <draw:custom-shape draw:style-name="gr22" draw:text-style-name="P1" draw:layer="layout" svg:width="1.7cm" svg:height="1.4cm" svg:x="54.139cm" svg:y="20.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7cm" svg:height="1.4cm" svg:x="46.139cm" svg:y="20.1cm">
          <text:p/>
          <draw:enhanced-geometry svg:viewBox="0 0 21600 21600" draw:type="rectangle" draw:enhanced-path="M 0 0 L 21600 0 21600 21600 0 21600 0 0 Z N"/>
        </draw:custom-shape>
        <draw:frame draw:style-name="gr25" draw:layer="layout" svg:width="1.1cm" svg:height="1.95cm" svg:x="0cm" svg:y="0cm">
          <draw:text-box>
            <text:p>a)</text:p>
          </draw:text-box>
        </draw:frame>
        <draw:frame draw:style-name="gr25" draw:layer="layout" svg:width="1.1cm" svg:height="1.95cm" svg:x="30.639cm" svg:y="0.15cm">
          <draw:text-box>
            <text:p>b)</text:p>
          </draw:text-box>
        </draw:frame>
        <draw:custom-shape draw:style-name="gr22" draw:text-style-name="P1" draw:layer="layout" svg:width="15.6cm" svg:height="1.4cm" svg:x="46.039cm" svg:y="0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adornments="Regular" style:font-family-generic="swiss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eys" draw:style="linear" draw:start-color="#eeeeee" draw:end-color="#333333" draw:start-intensity="100%" draw:end-intensity="100%" draw:angle="300" draw:border="0%"/>
    <draw:gradient draw:name="Tango_20_Gray" draw:display-name="Tango Gray" draw:style="linear" draw:start-color="#babdb6" draw:end-color="#555753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2cm" fo:page-height="3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8T10:35:11.130156237</meta:creation-date>
    <dc:date>2015-10-08T14:53:03.386596796</dc:date>
    <meta:editing-duration>PT47M7S</meta:editing-duration>
    <meta:editing-cycles>2</meta:editing-cycles>
    <meta:generator>LibreOffice/4.2.8.2$Linux_X86_64 LibreOffice_project/420m0$Build-2</meta:generator>
    <meta:document-statistic meta:object-count="94"/>
  </office:meta>
</office:document-meta>
</file>